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1.7291in"/>
    </style:style>
    <style:style style:name="co3" style:family="table-column">
      <style:table-column-properties fo:break-before="auto" style:column-width="0.9516in"/>
    </style:style>
    <style:style style:name="co4" style:family="table-column">
      <style:table-column-properties fo:break-before="auto" style:column-width="1.8791in"/>
    </style:style>
    <style:style style:name="co5" style:family="table-column">
      <style:table-column-properties fo:break-before="auto" style:column-width="1.0854in"/>
    </style:style>
    <style:style style:name="co6" style:family="table-column">
      <style:table-column-properties fo:break-before="auto" style:column-width="1.0047in"/>
    </style:style>
    <style:style style:name="co7" style:family="table-column">
      <style:table-column-properties fo:break-before="auto" style:column-width="0.7035in"/>
    </style:style>
    <style:style style:name="co8" style:family="table-column">
      <style:table-column-properties fo:break-before="auto" style:column-width="0.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effectpedal-top-p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 office:value-type="string" calcext:value-type="string">
            <text:p>Designator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Laye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Center-X(mil)</text:p>
          </table:table-cell>
          <table:table-cell office:value-type="string" calcext:value-type="string">
            <text:p>Center-Y(mil)</text:p>
          </table:table-cell>
          <table:table-cell office:value-type="string" calcext:value-type="string">
            <text:p>Rota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TopLayer</text:p>
          </table:table-cell>
          <table:table-cell office:value-type="float" office:value="1210" calcext:value-type="float">
            <text:p>1210</text:p>
          </table:table-cell>
          <table:table-cell office:value-type="float" office:value="60.579" calcext:value-type="float">
            <text:p>60.579</text:p>
          </table:table-cell>
          <table:table-cell office:value-type="float" office:value="-105.029" calcext:value-type="float">
            <text:p>-105.029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TopLayer</text:p>
          </table:table-cell>
          <table:table-cell office:value-type="float" office:value="1210" calcext:value-type="float">
            <text:p>1210</text:p>
          </table:table-cell>
          <table:table-cell office:value-type="float" office:value="116.586" calcext:value-type="float">
            <text:p>116.586</text:p>
          </table:table-cell>
          <table:table-cell office:value-type="float" office:value="-107.139001" calcext:value-type="float">
            <text:p>-107.139001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TopLayer</text:p>
          </table:table-cell>
          <table:table-cell office:value-type="float" office:value="1210" calcext:value-type="float">
            <text:p>1210</text:p>
          </table:table-cell>
          <table:table-cell office:value-type="float" office:value="116.586" calcext:value-type="float">
            <text:p>116.586</text:p>
          </table:table-cell>
          <table:table-cell office:value-type="float" office:value="-100.838" calcext:value-type="float">
            <text:p>-100.838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TopLayer</text:p>
          </table:table-cell>
          <table:table-cell office:value-type="float" office:value="1210" calcext:value-type="float">
            <text:p>1210</text:p>
          </table:table-cell>
          <table:table-cell office:value-type="float" office:value="112.649" calcext:value-type="float">
            <text:p>112.649</text:p>
          </table:table-cell>
          <table:table-cell office:value-type="float" office:value="-107.139001" calcext:value-type="float">
            <text:p>-107.139001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TopLayer</text:p>
          </table:table-cell>
          <table:table-cell office:value-type="float" office:value="1210" calcext:value-type="float">
            <text:p>1210</text:p>
          </table:table-cell>
          <table:table-cell office:value-type="float" office:value="112.649" calcext:value-type="float">
            <text:p>112.649</text:p>
          </table:table-cell>
          <table:table-cell office:value-type="float" office:value="-100.838" calcext:value-type="float">
            <text:p>-100.838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47u</text:p>
          </table:table-cell>
          <table:table-cell office:value-type="string" calcext:value-type="string">
            <text:p>TopLayer</text:p>
          </table:table-cell>
          <table:table-cell office:value-type="float" office:value="1210" calcext:value-type="float">
            <text:p>1210</text:p>
          </table:table-cell>
          <table:table-cell office:value-type="float" office:value="65.913" calcext:value-type="float">
            <text:p>65.913</text:p>
          </table:table-cell>
          <table:table-cell office:value-type="float" office:value="-104.982" calcext:value-type="float">
            <text:p>-104.982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13.792" calcext:value-type="float">
            <text:p>113.792</text:p>
          </table:table-cell>
          <table:table-cell office:value-type="float" office:value="-121.92" calcext:value-type="float">
            <text:p>-121.92</text:p>
          </table:table-cell>
          <table:table-cell office:value-type="float" office:value="45" calcext:value-type="float">
            <text:p>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07.95" calcext:value-type="float">
            <text:p>107.95</text:p>
          </table:table-cell>
          <table:table-cell office:value-type="float" office:value="-126.746" calcext:value-type="float">
            <text:p>-126.746</text:p>
          </table:table-cell>
          <table:table-cell office:value-type="float" office:value="-45" calcext:value-type="float">
            <text:p>-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09.286" calcext:value-type="float">
            <text:p>109.286</text:p>
          </table:table-cell>
          <table:table-cell office:value-type="float" office:value="-133.604" calcext:value-type="float">
            <text:p>-133.60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09.286" calcext:value-type="float">
            <text:p>109.286</text:p>
          </table:table-cell>
          <table:table-cell office:value-type="float" office:value="-131.572" calcext:value-type="float">
            <text:p>-131.57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17.729" calcext:value-type="float">
            <text:p>117.729</text:p>
          </table:table-cell>
          <table:table-cell office:value-type="float" office:value="-131.953" calcext:value-type="float">
            <text:p>-131.953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57.912" calcext:value-type="float">
            <text:p>57.912</text:p>
          </table:table-cell>
          <table:table-cell office:value-type="float" office:value="-105.537" calcext:value-type="float">
            <text:p>-105.537</text:p>
          </table:table-cell>
          <table:table-cell office:value-type="float" office:value="-90" calcext:value-type="float">
            <text:p>-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33p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63.246" calcext:value-type="float">
            <text:p>63.246</text:p>
          </table:table-cell>
          <table:table-cell office:value-type="float" office:value="-105.537" calcext:value-type="float">
            <text:p>-105.537</text:p>
          </table:table-cell>
          <table:table-cell office:value-type="float" office:value="-90" calcext:value-type="float">
            <text:p>-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74.422" calcext:value-type="float">
            <text:p>74.422</text:p>
          </table:table-cell>
          <table:table-cell office:value-type="float" office:value="-35.814" calcext:value-type="float">
            <text:p>-35.814</text:p>
          </table:table-cell>
          <table:table-cell office:value-type="float" office:value="135" calcext:value-type="float">
            <text:p>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55.575" calcext:value-type="float">
            <text:p>155.575</text:p>
          </table:table-cell>
          <table:table-cell office:value-type="float" office:value="-63.5" calcext:value-type="float">
            <text:p>-63.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03.566" calcext:value-type="float">
            <text:p>103.566</text:p>
          </table:table-cell>
          <table:table-cell office:value-type="float" office:value="-60.198" calcext:value-type="float">
            <text:p>-60.19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59.182" calcext:value-type="float">
            <text:p>59.182</text:p>
          </table:table-cell>
          <table:table-cell office:value-type="float" office:value="-109.347" calcext:value-type="float">
            <text:p>-109.34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61.341" calcext:value-type="float">
            <text:p>61.341</text:p>
          </table:table-cell>
          <table:table-cell office:value-type="float" office:value="-109.347" calcext:value-type="float">
            <text:p>-109.347</text:p>
          </table:table-cell>
          <table:table-cell office:value-type="float" office:value="-90" calcext:value-type="float">
            <text:p>-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66.675" calcext:value-type="float">
            <text:p>66.675</text:p>
          </table:table-cell>
          <table:table-cell office:value-type="float" office:value="-109.347" calcext:value-type="float">
            <text:p>-109.34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D_Schottky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64.643" calcext:value-type="float">
            <text:p>64.643</text:p>
          </table:table-cell>
          <table:table-cell office:value-type="float" office:value="-109.347" calcext:value-type="float">
            <text:p>-109.347</text:p>
          </table:table-cell>
          <table:table-cell office:value-type="float" office:value="-90" calcext:value-type="float">
            <text:p>-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67.6675" calcext:value-type="float">
            <text:p>67.667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69.9535" calcext:value-type="float">
            <text:p>69.953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72.2395" calcext:value-type="float">
            <text:p>72.239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74.5255" calcext:value-type="float">
            <text:p>74.525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76.8115" calcext:value-type="float">
            <text:p>76.811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79.0975" calcext:value-type="float">
            <text:p>79.097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81.3835" calcext:value-type="float">
            <text:p>81.383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83.6695" calcext:value-type="float">
            <text:p>83.669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85.9555" calcext:value-type="float">
            <text:p>85.955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88.2415" calcext:value-type="float">
            <text:p>88.241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90.5275" calcext:value-type="float">
            <text:p>90.527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92.8135" calcext:value-type="float">
            <text:p>92.813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95.0995" calcext:value-type="float">
            <text:p>95.099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97.3855" calcext:value-type="float">
            <text:p>97.385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99.6715" calcext:value-type="float">
            <text:p>99.671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01.9575" calcext:value-type="float">
            <text:p>101.957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04.2435" calcext:value-type="float">
            <text:p>104.243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06.5295" calcext:value-type="float">
            <text:p>106.529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08.8155" calcext:value-type="float">
            <text:p>108.815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11.1015" calcext:value-type="float">
            <text:p>111.101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13.3875" calcext:value-type="float">
            <text:p>113.387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15.6735" calcext:value-type="float">
            <text:p>115.673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17.9595" calcext:value-type="float">
            <text:p>117.959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20.2455" calcext:value-type="float">
            <text:p>120.245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22.5315" calcext:value-type="float">
            <text:p>122.531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24.8175" calcext:value-type="float">
            <text:p>124.817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27.1035" calcext:value-type="float">
            <text:p>127.103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29.3895" calcext:value-type="float">
            <text:p>129.389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31.6755" calcext:value-type="float">
            <text:p>131.675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33.9615" calcext:value-type="float">
            <text:p>133.961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36.2475" calcext:value-type="float">
            <text:p>136.247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38.5335" calcext:value-type="float">
            <text:p>138.5335</text:p>
          </table:table-cell>
          <table:table-cell office:value-type="float" office:value="-169.037" calcext:value-type="float">
            <text:p>-169.0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4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67.6675" calcext:value-type="float">
            <text:p>67.667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69.9535" calcext:value-type="float">
            <text:p>69.953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72.2395" calcext:value-type="float">
            <text:p>72.239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74.5255" calcext:value-type="float">
            <text:p>74.525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76.8115" calcext:value-type="float">
            <text:p>76.811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79.0975" calcext:value-type="float">
            <text:p>79.097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81.3835" calcext:value-type="float">
            <text:p>81.383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83.6695" calcext:value-type="float">
            <text:p>83.669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85.9555" calcext:value-type="float">
            <text:p>85.955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88.2415" calcext:value-type="float">
            <text:p>88.241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5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90.5275" calcext:value-type="float">
            <text:p>90.527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92.8135" calcext:value-type="float">
            <text:p>92.813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95.0995" calcext:value-type="float">
            <text:p>95.099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97.3855" calcext:value-type="float">
            <text:p>97.385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99.6715" calcext:value-type="float">
            <text:p>99.671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01.9575" calcext:value-type="float">
            <text:p>101.957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04.2435" calcext:value-type="float">
            <text:p>104.243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06.5295" calcext:value-type="float">
            <text:p>106.529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08.8155" calcext:value-type="float">
            <text:p>108.815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11.1015" calcext:value-type="float">
            <text:p>111.101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6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13.3875" calcext:value-type="float">
            <text:p>113.387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15.6735" calcext:value-type="float">
            <text:p>115.673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17.9595" calcext:value-type="float">
            <text:p>117.959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20.2455" calcext:value-type="float">
            <text:p>120.245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22.5315" calcext:value-type="float">
            <text:p>122.531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24.8175" calcext:value-type="float">
            <text:p>124.817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27.1035" calcext:value-type="float">
            <text:p>127.103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29.3895" calcext:value-type="float">
            <text:p>129.389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31.6755" calcext:value-type="float">
            <text:p>131.675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33.9615" calcext:value-type="float">
            <text:p>133.961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7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36.2475" calcext:value-type="float">
            <text:p>136.247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8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38.5335" calcext:value-type="float">
            <text:p>138.5335</text:p>
          </table:table-cell>
          <table:table-cell office:value-type="float" office:value="-174.625" calcext:value-type="float">
            <text:p>-174.62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IS66WVS2M8ALL-104NLI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SOIC127P600X175-8N</text:p>
          </table:table-cell>
          <table:table-cell office:value-type="float" office:value="111.379" calcext:value-type="float">
            <text:p>111.379</text:p>
          </table:table-cell>
          <table:table-cell office:value-type="float" office:value="-149.352" calcext:value-type="float">
            <text:p>-149.352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PCAL6524HEAZ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QFN50P500X500X60-33N-D</text:p>
          </table:table-cell>
          <table:table-cell office:value-type="float" office:value="76.327" calcext:value-type="float">
            <text:p>76.327</text:p>
          </table:table-cell>
          <table:table-cell office:value-type="float" office:value="-29.972" calcext:value-type="float">
            <text:p>-29.972</text:p>
          </table:table-cell>
          <table:table-cell office:value-type="float" office:value="-135" calcext:value-type="float">
            <text:p>-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PCAL6524HEAZ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QFN50P500X500X60-33N-D</text:p>
          </table:table-cell>
          <table:table-cell office:value-type="float" office:value="148.844" calcext:value-type="float">
            <text:p>148.844</text:p>
          </table:table-cell>
          <table:table-cell office:value-type="float" office:value="-64.008" calcext:value-type="float">
            <text:p>-64.008</text:p>
          </table:table-cell>
          <table:table-cell office:value-type="float" office:value="-45" calcext:value-type="float">
            <text:p>-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PCAL6524HEAZ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QFN50P500X500X60-33N-D</text:p>
          </table:table-cell>
          <table:table-cell office:value-type="float" office:value="95.504" calcext:value-type="float">
            <text:p>95.504</text:p>
          </table:table-cell>
          <table:table-cell office:value-type="float" office:value="-63.5" calcext:value-type="float">
            <text:p>-63.5</text:p>
          </table:table-cell>
          <table:table-cell office:value-type="float" office:value="-45" calcext:value-type="float">
            <text:p>-4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IS31FL3728-QFLS2-TR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QFN50P400X400X80-25N-D</text:p>
          </table:table-cell>
          <table:table-cell office:value-type="float" office:value="144.6295" calcext:value-type="float">
            <text:p>144.6295</text:p>
          </table:table-cell>
          <table:table-cell office:value-type="float" office:value="-171.577" calcext:value-type="float">
            <text:p>-171.577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J-43515RS-SMT-TR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SJ43515RSSMTTR</text:p>
          </table:table-cell>
          <table:table-cell office:value-type="float" office:value="75.692" calcext:value-type="float">
            <text:p>75.692</text:p>
          </table:table-cell>
          <table:table-cell office:value-type="float" office:value="-103.886" calcext:value-type="float">
            <text:p>-103.886</text:p>
          </table:table-cell>
          <table:table-cell office:value-type="float" office:value="-90" calcext:value-type="float">
            <text:p>-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</text:p>
          </table:table-cell>
          <table:table-cell office:value-type="string" calcext:value-type="string">
            <text:p>SJ-43515RS-SMT-TR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SJ43515RSSMTTR</text:p>
          </table:table-cell>
          <table:table-cell office:value-type="float" office:value="89.916" calcext:value-type="float">
            <text:p>89.916</text:p>
          </table:table-cell>
          <table:table-cell office:value-type="float" office:value="-103.886" calcext:value-type="float">
            <text:p>-103.886</text:p>
          </table:table-cell>
          <table:table-cell office:value-type="float" office:value="-90" calcext:value-type="float">
            <text:p>-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3</text:p>
          </table:table-cell>
          <table:table-cell office:value-type="string" calcext:value-type="string">
            <text:p>SJ-43515RS-SMT-TR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SJ43515RSSMTTR</text:p>
          </table:table-cell>
          <table:table-cell office:value-type="float" office:value="103.848999" calcext:value-type="float">
            <text:p>103.848999</text:p>
          </table:table-cell>
          <table:table-cell office:value-type="float" office:value="-103.886" calcext:value-type="float">
            <text:p>-103.886</text:p>
          </table:table-cell>
          <table:table-cell office:value-type="float" office:value="-90" calcext:value-type="float">
            <text:p>-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64.008" calcext:value-type="float">
            <text:p>64.008</text:p>
          </table:table-cell>
          <table:table-cell office:value-type="float" office:value="-100.5605" calcext:value-type="float">
            <text:p>-100.5605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66.294" calcext:value-type="float">
            <text:p>66.294</text:p>
          </table:table-cell>
          <table:table-cell office:value-type="float" office:value="-100.537" calcext:value-type="float">
            <text:p>-100.537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55.575" calcext:value-type="float">
            <text:p>155.575</text:p>
          </table:table-cell>
          <table:table-cell office:value-type="float" office:value="-139.954" calcext:value-type="float">
            <text:p>-139.95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47.193" calcext:value-type="float">
            <text:p>147.193</text:p>
          </table:table-cell>
          <table:table-cell office:value-type="float" office:value="-140.589" calcext:value-type="float">
            <text:p>-140.589</text:p>
          </table:table-cell>
          <table:table-cell office:value-type="float" office:value="-135" calcext:value-type="float">
            <text:p>-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17.729" calcext:value-type="float">
            <text:p>117.729</text:p>
          </table:table-cell>
          <table:table-cell office:value-type="float" office:value="-138.303" calcext:value-type="float">
            <text:p>-138.303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17.729" calcext:value-type="float">
            <text:p>117.729</text:p>
          </table:table-cell>
          <table:table-cell office:value-type="float" office:value="-133.985" calcext:value-type="float">
            <text:p>-133.985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17.729" calcext:value-type="float">
            <text:p>117.729</text:p>
          </table:table-cell>
          <table:table-cell office:value-type="float" office:value="-136.271" calcext:value-type="float">
            <text:p>-136.271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56.2845" calcext:value-type="float">
            <text:p>56.2845</text:p>
          </table:table-cell>
          <table:table-cell office:value-type="float" office:value="-154.559" calcext:value-type="float">
            <text:p>-154.559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56.2845" calcext:value-type="float">
            <text:p>56.2845</text:p>
          </table:table-cell>
          <table:table-cell office:value-type="float" office:value="-152.273" calcext:value-type="float">
            <text:p>-152.27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19.126" calcext:value-type="float">
            <text:p>119.126</text:p>
          </table:table-cell>
          <table:table-cell office:value-type="float" office:value="-110.744" calcext:value-type="float">
            <text:p>-110.74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4k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19.126" calcext:value-type="float">
            <text:p>119.126</text:p>
          </table:table-cell>
          <table:table-cell office:value-type="float" office:value="-112.903" calcext:value-type="float">
            <text:p>-112.90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55.372" calcext:value-type="float">
            <text:p>55.372</text:p>
          </table:table-cell>
          <table:table-cell office:value-type="float" office:value="-36.576" calcext:value-type="float">
            <text:p>-36.576</text:p>
          </table:table-cell>
          <table:table-cell office:value-type="float" office:value="-90" calcext:value-type="float">
            <text:p>-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55.372" calcext:value-type="float">
            <text:p>55.372</text:p>
          </table:table-cell>
          <table:table-cell office:value-type="float" office:value="-41.6325" calcext:value-type="float">
            <text:p>-41.6325</text:p>
          </table:table-cell>
          <table:table-cell office:value-type="float" office:value="-90" calcext:value-type="float">
            <text:p>-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55.372" calcext:value-type="float">
            <text:p>55.372</text:p>
          </table:table-cell>
          <table:table-cell office:value-type="float" office:value="-46.736" calcext:value-type="float">
            <text:p>-46.736</text:p>
          </table:table-cell>
          <table:table-cell office:value-type="float" office:value="-90" calcext:value-type="float">
            <text:p>-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55.956" calcext:value-type="float">
            <text:p>155.956</text:p>
          </table:table-cell>
          <table:table-cell office:value-type="float" office:value="-43.688" calcext:value-type="float">
            <text:p>-43.68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49.2485" calcext:value-type="float">
            <text:p>149.2485</text:p>
          </table:table-cell>
          <table:table-cell office:value-type="float" office:value="-48.26" calcext:value-type="float">
            <text:p>-48.26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49.225" calcext:value-type="float">
            <text:p>149.225</text:p>
          </table:table-cell>
          <table:table-cell office:value-type="float" office:value="-52.324" calcext:value-type="float">
            <text:p>-52.324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8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49.2485" calcext:value-type="float">
            <text:p>149.2485</text:p>
          </table:table-cell>
          <table:table-cell office:value-type="float" office:value="-56.134" calcext:value-type="float">
            <text:p>-56.134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9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55.321" calcext:value-type="float">
            <text:p>155.321</text:p>
          </table:table-cell>
          <table:table-cell office:value-type="float" office:value="-57.912" calcext:value-type="float">
            <text:p>-57.912</text:p>
          </table:table-cell>
          <table:table-cell office:value-type="float" office:value="-90" calcext:value-type="float">
            <text:p>-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0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54.178" calcext:value-type="float">
            <text:p>154.178</text:p>
          </table:table-cell>
          <table:table-cell office:value-type="float" office:value="-70.231" calcext:value-type="float">
            <text:p>-70.231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1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49.225" calcext:value-type="float">
            <text:p>149.225</text:p>
          </table:table-cell>
          <table:table-cell office:value-type="float" office:value="-69.596" calcext:value-type="float">
            <text:p>-69.596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49.225" calcext:value-type="float">
            <text:p>149.225</text:p>
          </table:table-cell>
          <table:table-cell office:value-type="float" office:value="-73.66" calcext:value-type="float">
            <text:p>-73.66</text:p>
          </table:table-cell>
          <table:table-cell office:value-type="float" office:value="180" calcext:value-type="float">
            <text:p>18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23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0805</text:p>
          </table:table-cell>
          <table:table-cell office:value-type="float" office:value="152.918235" calcext:value-type="float">
            <text:p>152.918235</text:p>
          </table:table-cell>
          <table:table-cell office:value-type="float" office:value="-75.808765" calcext:value-type="float">
            <text:p>-75.808765</text:p>
          </table:table-cell>
          <table:table-cell office:value-type="float" office:value="-135" calcext:value-type="float">
            <text:p>-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TLV320AIC3254IRHBT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QFN50P500X500X100-33N</text:p>
          </table:table-cell>
          <table:table-cell office:value-type="float" office:value="113.284" calcext:value-type="float">
            <text:p>113.284</text:p>
          </table:table-cell>
          <table:table-cell office:value-type="float" office:value="-127.635" calcext:value-type="float">
            <text:p>-127.635</text:p>
          </table:table-cell>
          <table:table-cell office:value-type="float" office:value="135" calcext:value-type="float">
            <text:p>13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Pi Pico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MODULE_SC0915</text:p>
          </table:table-cell>
          <table:table-cell office:value-type="float" office:value="132.588" calcext:value-type="float">
            <text:p>132.588</text:p>
          </table:table-cell>
          <table:table-cell office:value-type="float" office:value="-121.158" calcext:value-type="float">
            <text:p>-121.15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Pi Pico</text:p>
          </table:table-cell>
          <table:table-cell office:value-type="string" calcext:value-type="string">
            <text:p>TopLayer</text:p>
          </table:table-cell>
          <table:table-cell office:value-type="string" calcext:value-type="string">
            <text:p>MODULE_SC0915</text:p>
          </table:table-cell>
          <table:table-cell office:value-type="float" office:value="78.232" calcext:value-type="float">
            <text:p>78.232</text:p>
          </table:table-cell>
          <table:table-cell office:value-type="float" office:value="-130.81" calcext:value-type="float">
            <text:p>-130.81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 table:number-rows-repeated="10484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06T00:48:59.281229345</dc:date>
    <meta:editing-duration>PT5M3S</meta:editing-duration>
    <meta:editing-cycles>1</meta:editing-cycles>
    <meta:document-statistic meta:table-count="1" meta:cell-count="833" meta:object-count="0"/>
    <meta:generator>LibreOffice/7.3.7.2$Linux_X86_64 LibreOffice_project/30$Build-2</meta:generator>
  </office:meta>
</office:document-meta>
</file>